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he code you provided is a simple chatbot that allows the user to start a new game session, view a conflict scenario, and respond with their own response. Here are some improvements that could be made:</text:p>
      <text:p text:style-name="Preformatted_20_Text"/>
      <text:p text:style-name="Preformatted_20_Text">1. Add more contextual information: The current implementation only displays the player's response and the NPC's response. Consider adding additional information such as the player's trust level or the NPC's emotion to provide more depth to the interaction.</text:p>
      <text:p text:style-name="Preformatted_20_Text">2. Implement a better error handling mechanism: The code currently uses `try`/`catch` blocks to handle errors, but it does not provide much context about the error that occurred. Consider using a more robust error handling mechanism such as `axios.interceptors.response.use()` to catch and log errors more effectively.</text:p>
      <text:p text:style-name="Preformatted_20_Text">3. Improve the loading state: The current implementation uses a boolean variable called `loading` to indicate when a response is being sent. However, this approach can be limiting as it does not provide any feedback to the user about what is happening during the request. Consider using a progress bar or a loading indicator to provide better feedback to the user.</text:p>
      <text:p text:style-name="Preformatted_20_Text">4. Add more functionality: The current implementation only allows users to start a new game session and respond to conflicts. Consider adding additional features such as saving games, replaying past conversations, or accessing historical data about previous conflicts.</text:p>
      <text:p text:style-name="Preformatted_20_Text">5. Improve code organization: The current implementation has several functions that are not well-organized. Consider grouping related functions together and using meaningful variable names to make the code more readable.</text:p>
      <text:p text:style-name="Preformatted_20_Text">6. Use a state management library: Manually managing the state of multiple variables can be error-prone and difficult to maintain. Consider using a state management library such as Redux or MobX to handle the state of your application.</text:p>
      <text:p text:style-name="P1">7. Add tests: The current implementation does not have any tests. Consider adding unit tests for the functions that handle user input and API requests, as well as integration tests to ensure that everything works together correctly.</text:p>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7T08:01:07.346749004</meta:creation-date>
    <dc:date>2025-03-17T10:35:12.828081980</dc:date>
    <meta:editing-duration>PT2H34M5S</meta:editing-duration>
    <meta:editing-cycles>3</meta:editing-cycles>
    <meta:generator>LibreOffice/24.2.7.2$Linux_X86_64 LibreOffice_project/420$Build-2</meta:generator>
    <meta:document-statistic meta:table-count="0" meta:image-count="0" meta:object-count="0" meta:page-count="1" meta:paragraph-count="8" meta:word-count="324" meta:character-count="2095" meta:non-whitespace-character-count="1779"/>
  </office:meta>
</office:document-meta>
</file>